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ourier New1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style:font-name="Courier New2" fo:font-size="9pt"/>
    </style:style>
    <style:style style:name="T2" style:family="text">
      <style:text-properties fo:color="#cc7832"/>
    </style:style>
    <style:style style:name="T3" style:family="text">
      <style:text-properties fo:color="#cc7832" style:font-name="Courier New2" fo:font-size="9pt"/>
    </style:style>
    <style:style style:name="T4" style:family="text">
      <style:text-properties fo:color="#9876aa"/>
    </style:style>
    <style:style style:name="T5" style:family="text">
      <style:text-properties fo:color="#9876aa" style:font-name="Courier New2" fo:font-size="9pt"/>
    </style:style>
    <style:style style:name="T6" style:family="text">
      <style:text-properties fo:color="#9876aa" style:font-name="Courier New2" fo:font-size="9pt" fo:font-style="italic"/>
    </style:style>
    <style:style style:name="T7" style:family="text">
      <style:text-properties fo:color="#6897bb" style:font-name="Courier New2" fo:font-size="9pt"/>
    </style:style>
    <style:style style:name="T8" style:family="text">
      <style:text-properties fo:color="#6a8759"/>
    </style:style>
    <style:style style:name="T9" style:family="text">
      <style:text-properties fo:color="#6a8759" style:font-name="Courier New2" fo:font-size="9pt"/>
    </style:style>
    <style:style style:name="T10" style:family="text">
      <style:text-properties fo:color="#e8bf6a"/>
    </style:style>
    <style:style style:name="T11" style:family="text">
      <style:text-properties fo:color="#e8bf6a" style:font-name="Courier New2" fo:font-size="9pt"/>
    </style:style>
    <style:style style:name="T12" style:family="text">
      <style:text-properties fo:color="#bababa"/>
    </style:style>
    <style:style style:name="T13" style:family="text">
      <style:text-properties fo:color="#bababa" style:font-name="Courier New2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Courier New2" fo:font-size="9pt"/>
    </style:style>
    <style:style style:name="T16" style:family="text">
      <style:text-properties fo:color="#a9b7c6" style:font-name="Courier New2" fo:font-size="9pt"/>
    </style:style>
    <style:style style:name="T17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 StatesAndCapitols.java ---</text:p>
      <text:p text:style-name="P1">/*</text:p>
      <text:p text:style-name="P1"><text:s text:c="4"/>Programmer : Catalina Lamboglia</text:p>
      <text:p text:style-name="P1"><text:s text:c="4"/>Course <text:s text:c="4"/>: CS211D</text:p>
      <text:p text:style-name="P1"><text:s text:c="4"/>Assignment : #5</text:p>
      <text:p text:style-name="P1"><text:s text:c="4"/>This program takes user input and finds capital/state</text:p>
      <text:p text:style-name="P1"><text:s text:c="4"/>corresponding to input.</text:p>
      <text:p text:style-name="P1"><text:s text:c="4"/>I.e. if user inputs a state the capital of that state</text:p>
      <text:p text:style-name="P1"><text:s text:c="4"/>will be found and displayed, and vice versa</text:p>
      <text:p text:style-name="P1"><text:s text:c="4"/>Queries database made in SQLHandler</text:p>
      <text:p text:style-name="P1"><text:s text:c="4"/>Case sensitive user input</text:p>
      <text:p text:style-name="P1"><text:s/>*/</text:p>
      <text:p text:style-name="P1">package com.work.statesandcapitols;</text:p>
      <text:p text:style-name="P1">import android.app.Activity;</text:p>
      <text:p text:style-name="P1">import android.database.Cursor;</text:p>
      <text:p text:style-name="P1">import android.os.Bundle;</text:p>
      <text:p text:style-name="P1">import android.view.View;</text:p>
      <text:p text:style-name="P1">import android.view.Window;</text:p>
      <text:p text:style-name="P1">import android.widget.EditText;</text:p>
      <text:p text:style-name="P1">import android.widget.TextView;</text:p>
      <text:p text:style-name="P1">import android.widget.Toast; // Only if wanted</text:p>
      <text:p text:style-name="P1">import java.io.BufferedReader;</text:p>
      <text:p text:style-name="P1">import java.io.IOException;</text:p>
      <text:p text:style-name="P1">import java.io.InputStream;</text:p>
      <text:p text:style-name="P1">import java.io.InputStreamReader;</text:p>
      <text:p text:style-name="P1">//Capitols is misspelled but should be left alone</text:p>
      <text:p text:style-name="P1">//Capitols refers to "Capitals"</text:p>
      <text:p text:style-name="P1">public class StatesAndCapitols extends Activity</text:p>
      <text:p text:style-name="P1">{</text:p>
      <text:p text:style-name="P1"><text:s text:c="4"/>InputStream inputStream;</text:p>
      <text:p text:style-name="P1"><text:s text:c="4"/>SQLHandler handler;</text:p>
      <text:p text:style-name="P1"><text:s text:c="4"/>Boolean isInserted;</text:p>
      <text:p text:style-name="P1"><text:s text:c="4"/>EditText userInput;</text:p>
      <text:p text:style-name="P1"><text:s text:c="4"/>@Override</text:p>
      <text:p text:style-name="P1"><text:s text:c="4"/>protected void onCreate(Bundle savedInstanceState)</text:p>
      <text:p text:style-name="P1"><text:s text:c="4"/>{</text:p>
      <text:p text:style-name="P1"><text:s text:c="8"/>super.onCreate(savedInstanceState);</text:p>
      <text:p text:style-name="P1"><text:s text:c="8"/>requestWindowFeature(Window.FEATURE_NO_TITLE);</text:p>
      <text:p text:style-name="P1"><text:s text:c="8"/>setContentView(R.layout.activity_main);</text:p>
      <text:p text:style-name="P1"><text:s text:c="8"/>handler = new SQLHandler(this);</text:p>
      <text:p text:style-name="P1"><text:s text:c="8"/>userInput = (EditText)findViewById(R.id.userInput);</text:p>
      <text:p text:style-name="P1"><text:s text:c="4"/>}</text:p>
      <text:p text:style-name="P1"><text:s text:c="4"/>public void makeDB(View v)</text:p>
      <text:p text:style-name="P1"><text:s text:c="4"/>{</text:p>
      <text:p text:style-name="P1"><text:s text:c="8"/>try {</text:p>
      <text:p text:style-name="P1"><text:s text:c="13"/>inputStream = </text:p>
      <text:p text:style-name="P1"><text:s text:c="13"/>getResources().openRawResource(R.raw.usstates);</text:p>
      <text:p text:style-name="P1"><text:s text:c="13"/>BufferedReader reader = </text:p>
      <text:p text:style-name="P1"><text:s text:c="13"/>new BufferedReader(new InputStreamReader(inputStream));</text:p>
      <text:p text:style-name="P1"><text:s text:c="13"/>String line;</text:p>
      <text:p text:style-name="P1"><text:s text:c="13"/>while ((line = reader.readLine()) != null)</text:p>
      <text:p text:style-name="P1"><text:s text:c="13"/>{</text:p>
      <text:p text:style-name="P1"><text:soft-page-break/><text:s text:c="17"/>String[] split = line.split("\\s" + "\\s+");</text:p>
      <text:p text:style-name="P1"><text:s text:c="17"/>if (split.length == 2)</text:p>
      <text:p text:style-name="P1"><text:s text:c="17"/>{</text:p>
      <text:p text:style-name="P1"><text:s text:c="21"/>isInserted = handler.insertData(</text:p>
      <text:p text:style-name="P1"><text:s text:c="34"/>split[0], split[1]);</text:p>
      <text:p text:style-name="P1"><text:s text:c="18"/>/* if (isInserted)</text:p>
      <text:p text:style-name="P1"><text:s text:c="21"/>{</text:p>
      <text:p text:style-name="P1"><text:s text:c="25"/>Toast.makeText(StatesAndCapitols.this, </text:p>
      <text:p text:style-name="P1"><text:s text:c="25"/>"Entry made", </text:p>
      <text:p text:style-name="P1"><text:s text:c="25"/>Toast.LENGTH_SHORT).show();</text:p>
      <text:p text:style-name="P1"><text:s text:c="21"/>}</text:p>
      <text:p text:style-name="P1"><text:s text:c="21"/>else</text:p>
      <text:p text:style-name="P1"><text:s text:c="21"/>{</text:p>
      <text:p text:style-name="P1"><text:s text:c="25"/>Toast.makeText(</text:p>
      <text:p text:style-name="P1"><text:s text:c="25"/>StatesAndCapitols.this, </text:p>
      <text:p text:style-name="P1"><text:s text:c="25"/>"Entry NOT made", </text:p>
      <text:p text:style-name="P1"><text:s text:c="25"/>Toast.LENGTH_SHORT).show();</text:p>
      <text:p text:style-name="P1"><text:s text:c="21"/>}</text:p>
      <text:p text:style-name="P1"><text:s text:c="15"/>//Toasts can be uncommented if preferred */</text:p>
      <text:p text:style-name="P1"><text:s text:c="15"/>}</text:p>
      <text:p text:style-name="P1"><text:s text:c="12"/>}</text:p>
      <text:p text:style-name="P1"><text:s text:c="12"/>reader.close();</text:p>
      <text:p text:style-name="P1"><text:s text:c="8"/>}catch(IOException e) {} // Nothing to report</text:p>
      <text:p text:style-name="P1"/>
      <text:p text:style-name="P1"><text:s text:c="4"/>}</text:p>
      <text:p text:style-name="P1"><text:s text:c="4"/>public void queryInput(View v)</text:p>
      <text:p text:style-name="P1"><text:s text:c="4"/>{</text:p>
      <text:p text:style-name="P1"><text:s text:c="8"/>makeDB(v);</text:p>
      <text:p text:style-name="P1"><text:s text:c="8"/>String input = userInput.getText().toString();</text:p>
      <text:p text:style-name="P1"><text:s text:c="8"/>Boolean itsAState = false;</text:p>
      <text:p text:style-name="P1"><text:s text:c="8"/>Boolean itsACapital = false;</text:p>
      <text:p text:style-name="P1"><text:s text:c="8"/>String inputCounterpart = "";</text:p>
      <text:p text:style-name="P1"><text:s text:c="8"/>String parsedLine;</text:p>
      <text:p text:style-name="P1"><text:s text:c="8"/>TextView showOutput = <text:s/></text:p>
      <text:p text:style-name="P1"><text:s text:c="17"/>(TextView)findViewById(R.id.resulting_string);</text:p>
      <text:p text:style-name="P1"><text:s text:c="8"/>Cursor findCapital = handler.getCapitalWhereStateIs(input);</text:p>
      <text:p text:style-name="P1"><text:s text:c="8"/>Cursor findState = handler.getStateWhereCapitolIs(input);</text:p>
      <text:p text:style-name="P1"><text:s text:c="8"/>findCapital.moveToFirst();</text:p>
      <text:p text:style-name="P1"><text:s text:c="8"/>findState.moveToFirst();</text:p>
      <text:p text:style-name="P1"><text:s text:c="8"/>if (findCapital.getCount() &gt; 0)</text:p>
      <text:p text:style-name="P1"><text:s text:c="8"/>{</text:p>
      <text:p text:style-name="P1"><text:s text:c="12"/>itsAState = true;</text:p>
      <text:p text:style-name="P1"><text:s text:c="12"/>inputCounterpart = findCapital.getString(1);</text:p>
      <text:p text:style-name="P1"><text:s text:c="8"/>}</text:p>
      <text:p text:style-name="P1"><text:s text:c="8"/>else if (findState.getCount() &gt; 0)</text:p>
      <text:p text:style-name="P1"><text:s text:c="8"/>{</text:p>
      <text:p text:style-name="P1"><text:s text:c="12"/>itsACapital = true;</text:p>
      <text:p text:style-name="P1"><text:s text:c="12"/>inputCounterpart = findState.getString(0);</text:p>
      <text:p text:style-name="P1"><text:s text:c="8"/>}</text:p>
      <text:p text:style-name="P1"><text:s text:c="8"/>if (itsAState)</text:p>
      <text:p text:style-name="P1"><text:s text:c="8"/>{</text:p>
      <text:p text:style-name="P1"><text:s text:c="12"/>parsedLine = "The Capital of " +input+" is " + </text:p>
      <text:p text:style-name="P1"><text:soft-page-break/><text:s text:c="25"/>inputCounterpart;</text:p>
      <text:p text:style-name="P1"><text:s text:c="12"/>showOutput.setText(parsedLine);</text:p>
      <text:p text:style-name="P1"><text:s text:c="8"/>}</text:p>
      <text:p text:style-name="P1"><text:s text:c="8"/>else if (itsACapital)</text:p>
      <text:p text:style-name="P1"><text:s text:c="8"/>{</text:p>
      <text:p text:style-name="P1"><text:s text:c="12"/>parsedLine = "The State " + input +" belongs to is " +</text:p>
      <text:p text:style-name="P1"><text:s text:c="26"/>inputCounterpart;</text:p>
      <text:p text:style-name="P1"><text:s text:c="12"/>showOutput.setText(parsedLine);</text:p>
      <text:p text:style-name="P1"><text:s text:c="8"/>}</text:p>
      <text:p text:style-name="P1"><text:s text:c="8"/>else</text:p>
      <text:p text:style-name="P1"><text:s text:c="8"/>{</text:p>
      <text:p text:style-name="P1"><text:s text:c="12"/>showOutput.setText("Invalid Input");</text:p>
      <text:p text:style-name="P1"><text:s text:c="8"/>}</text:p>
      <text:p text:style-name="P1"><text:s text:c="4"/>}</text:p>
      <text:p text:style-name="P1">}</text:p>
      <text:p text:style-name="P1"/>
      <text:p text:style-name="P2">--- SQLHandler ---</text:p>
      <text:p text:style-name="P1">/*</text:p>
      <text:p text:style-name="P1"><text:s text:c="4"/>Programmer : Catalina Lamboglia</text:p>
      <text:p text:style-name="P1"><text:s text:c="4"/>Course <text:s text:c="4"/>: CS211D</text:p>
      <text:p text:style-name="P1"><text:s text:c="4"/>Assignment : #5</text:p>
      <text:p text:style-name="P1"><text:s text:c="4"/>This program takes a file and creates an</text:p>
      <text:p text:style-name="P1"><text:s text:c="4"/>SQLiteDatabase to be queried for</text:p>
      <text:p text:style-name="P1"><text:s text:c="4"/>StatesAndCapitols.java</text:p>
      <text:p text:style-name="P1"><text:s text:c="4"/>Case sensitive user input</text:p>
      <text:p text:style-name="P1"><text:s/>*/</text:p>
      <text:p text:style-name="P1">package com.work.statesandcapitols;</text:p>
      <text:p text:style-name="P1">import android.content.ContentValues;</text:p>
      <text:p text:style-name="P1">import android.content.Context;</text:p>
      <text:p text:style-name="P1">import android.database.Cursor;</text:p>
      <text:p text:style-name="P1">import android.database.sqlite.SQLiteDatabase;</text:p>
      <text:p text:style-name="P1">import android.database.sqlite.SQLiteOpenHelper;</text:p>
      <text:p text:style-name="P1">//Known issues: Constantly creates duplicate entries</text:p>
      <text:p text:style-name="P1">//Capitols is misspelled but should be left alone</text:p>
      <text:p text:style-name="P1">public class SQLHandler extends SQLiteOpenHelper</text:p>
      <text:p text:style-name="P1">{</text:p>
      <text:p text:style-name="P1"><text:s text:c="4"/>static final String DB_NAME = "StatesAndCapitols.db";</text:p>
      <text:p text:style-name="P1"><text:s text:c="4"/>public SQLHandler(Context context)</text:p>
      <text:p text:style-name="P1"><text:s text:c="4"/>{</text:p>
      <text:p text:style-name="P1"><text:s text:c="8"/>super(context, DB_NAME, null, 1);</text:p>
      <text:p text:style-name="P1"><text:s text:c="4"/>}</text:p>
      <text:p text:style-name="P1"><text:s text:c="4"/>@Override</text:p>
      <text:p text:style-name="P1"><text:s text:c="4"/>public void onCreate(SQLiteDatabase db)</text:p>
      <text:p text:style-name="P1"><text:s text:c="4"/>{</text:p>
      <text:p text:style-name="P1"><text:s text:c="8"/>String sqlCmd = "create table if not exists " + <text:s text:c="11"/></text:p>
      <text:p text:style-name="P1"><text:s text:c="25"/>"StatesAndCapitols(id integer " +</text:p>
      <text:p text:style-name="P1"><text:s text:c="25"/>"primary key autoincrement, " +</text:p>
      <text:p text:style-name="P1"><text:s text:c="25"/>"state text not null, " +</text:p>
      <text:p text:style-name="P1"><text:s text:c="25"/>"capitol text not null)";</text:p>
      <text:p text:style-name="P1"><text:s text:c="8"/>db.execSQL(sqlCmd);</text:p>
      <text:p text:style-name="P1"><text:s text:c="4"/>}</text:p>
      <text:p text:style-name="P1"><text:s text:c="4"/>@Override</text:p>
      <text:p text:style-name="P1"><text:soft-page-break/><text:s text:c="4"/>public void onUpgrade(SQLiteDatabase db, </text:p>
      <text:p text:style-name="P1"><text:s text:c="26"/>int oldVersion, int newVersion)</text:p>
      <text:p text:style-name="P1"><text:s text:c="4"/>{</text:p>
      <text:p text:style-name="P1"><text:s text:c="8"/>db.execSQL("Drop table if exists StatesAndCapitols");</text:p>
      <text:p text:style-name="P1"><text:s text:c="8"/>onCreate(db);</text:p>
      <text:p text:style-name="P1"><text:s text:c="4"/>}</text:p>
      <text:p text:style-name="P1"><text:s text:c="4"/>public boolean insertData(String state, String capitol)</text:p>
      <text:p text:style-name="P1"><text:s text:c="4"/>{</text:p>
      <text:p text:style-name="P1"><text:s text:c="8"/>SQLiteDatabase db = this.getWritableDatabase();</text:p>
      <text:p text:style-name="P1"><text:s text:c="8"/>ContentValues contentValues = new ContentValues();</text:p>
      <text:p text:style-name="P1"><text:s text:c="8"/>contentValues.put("state", state);</text:p>
      <text:p text:style-name="P1"><text:s text:c="8"/>contentValues.put("capitol", capitol);</text:p>
      <text:p text:style-name="P1"><text:s text:c="8"/>long result = db.insertWithOnConflict("StatesAndCapitols", <text:s text:c="3"/></text:p>
      <text:p text:style-name="P1"><text:s text:c="22"/>null, contentValues, </text:p>
      <text:p text:style-name="P1"><text:s text:c="22"/>SQLiteDatabase.CONFLICT_REPLACE);</text:p>
      <text:p text:style-name="P1"><text:s text:c="8"/>if (result == -1)</text:p>
      <text:p text:style-name="P1"><text:s text:c="8"/>{</text:p>
      <text:p text:style-name="P1"><text:s text:c="12"/>return false;</text:p>
      <text:p text:style-name="P1"><text:s text:c="8"/>}</text:p>
      <text:p text:style-name="P1"><text:s text:c="8"/>else</text:p>
      <text:p text:style-name="P1"><text:s text:c="8"/>{</text:p>
      <text:p text:style-name="P1"><text:s text:c="12"/>return true;</text:p>
      <text:p text:style-name="P1"><text:s text:c="8"/>}</text:p>
      <text:p text:style-name="P1"><text:s text:c="4"/>}</text:p>
      <text:p text:style-name="P1"><text:s text:c="4"/>public Cursor getCapitalWhereStateIs(String state)</text:p>
      <text:p text:style-name="P1"><text:s text:c="4"/>{</text:p>
      <text:p text:style-name="P1"><text:s text:c="8"/>SQLiteDatabase db = this.getWritableDatabase();</text:p>
      <text:p text:style-name="P1"><text:s text:c="8"/>Cursor cursor = db.rawQuery(</text:p>
      <text:p text:style-name="P1"><text:s text:c="8"/>"Select state, capitol from StatesAndCapitols where state=" +</text:p>
      <text:p text:style-name="P1"><text:s text:c="8"/>"'"+state+"'", null);</text:p>
      <text:p text:style-name="P1"><text:s text:c="8"/>return <text:s/>cursor;</text:p>
      <text:p text:style-name="P1"><text:s text:c="4"/>}</text:p>
      <text:p text:style-name="P1"><text:s text:c="4"/>public Cursor getStateWhereCapitolIs(String capitol)</text:p>
      <text:p text:style-name="P1"><text:s text:c="4"/>{</text:p>
      <text:p text:style-name="P1"><text:s text:c="8"/>SQLiteDatabase db = this.getWritableDatabase();</text:p>
      <text:p text:style-name="P1"><text:s text:c="8"/>Cursor cursor = db.rawQuery(</text:p>
      <text:p text:style-name="P1"><text:s text:c="8"/>"Select state, capitol from StatesAndCapitols where capitol=" </text:p>
      <text:p text:style-name="P1"><text:s text:c="8"/>+"'" +capitol+"'", null);</text:p>
      <text:p text:style-name="P1"><text:s text:c="8"/>return cursor;</text:p>
      <text:p text:style-name="P1"><text:s text:c="4"/>}</text:p>
      <text:p text:style-name="P1">}</text:p>
      <text:p text:style-name="P2">--- activity_main.xml ---</text:p>
      <text:p text:style-name="P1">&lt;?xml version="1.0" encoding="utf-8"?&gt;</text:p>
      <text:p text:style-name="P1">&lt;LinearLayout xmlns:android="http://schemas.android.com/apk/res/android"</text:p>
      <text:p text:style-name="P1"><text:s text:c="4"/>xmlns:tools="http://schemas.android.com/tools"</text:p>
      <text:p text:style-name="P1"><text:s text:c="4"/>android:layout_width="match_parent"</text:p>
      <text:p text:style-name="P1"><text:s text:c="4"/>android:layout_height="match_parent"</text:p>
      <text:p text:style-name="P1"><text:s text:c="4"/>tools:context=".StatesAndCapitols"</text:p>
      <text:p text:style-name="P1"><text:s text:c="4"/>android:orientation="vertical"</text:p>
      <text:p text:style-name="P1"><text:s text:c="4"/>android:gravity="center"</text:p>
      <text:p text:style-name="P1"><text:s text:c="4"/>android:background="@color/skyBlue"&gt;</text:p>
      <text:p text:style-name="P1"><text:soft-page-break/></text:p>
      <text:p text:style-name="P1"><text:s text:c="4"/>&lt;TextView</text:p>
      <text:p text:style-name="P1"><text:s text:c="8"/>android:id="@+id/header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gravity="center"</text:p>
      <text:p text:style-name="P1"><text:s text:c="8"/>android:text="@string/give_me_data"</text:p>
      <text:p text:style-name="P1"><text:s text:c="8"/>android:textSize="10pt"</text:p>
      <text:p text:style-name="P1"><text:s text:c="8"/>android:textColor="@color/darkPurple"/&gt;</text:p>
      <text:p text:style-name="P1"/>
      <text:p text:style-name="P1"><text:s text:c="4"/>&lt;RelativeLayout</text:p>
      <text:p text:style-name="P1"><text:s text:c="8"/>android:layout_width="match_parent"</text:p>
      <text:p text:style-name="P1"><text:s text:c="8"/>android:layout_height="wrap_content"</text:p>
      <text:p text:style-name="P1"><text:s text:c="8"/>android:orientation="horizontal"</text:p>
      <text:p text:style-name="P1"><text:s text:c="8"/>android:layout_centerHorizontal="true"</text:p>
      <text:p text:style-name="P1"><text:s text:c="8"/>android:layout_centerInParent="true"</text:p>
      <text:p text:style-name="P1"><text:s text:c="8"/>android:gravity="center"&gt;</text:p>
      <text:p text:style-name="P1"/>
      <text:p text:style-name="P1"><text:s text:c="8"/>&lt;EditText</text:p>
      <text:p text:style-name="P1"><text:s text:c="12"/>android:id="@+id/userInput"</text:p>
      <text:p text:style-name="P1"><text:s text:c="12"/>android:layout_width="wrap_content"</text:p>
      <text:p text:style-name="P1"><text:s text:c="12"/>android:layout_height="wrap_content"</text:p>
      <text:p text:style-name="P1"><text:s text:c="12"/>android:layout_gravity="center"</text:p>
      <text:p text:style-name="P1"><text:s text:c="12"/>android:inputType="text"</text:p>
      <text:p text:style-name="P1"><text:s text:c="12"/>android:hint="@string/edit_text"</text:p>
      <text:p text:style-name="P1"><text:s text:c="12"/>android:textColor="@color/darkPurple"</text:p>
      <text:p text:style-name="P1"><text:s text:c="12"/>android:layout_toRightOf="@+id/returnInput"/&gt;</text:p>
      <text:p text:style-name="P1"/>
      <text:p text:style-name="P1"><text:s text:c="8"/>&lt;Button</text:p>
      <text:p text:style-name="P1"><text:s text:c="12"/>android:id="@+id/returnInput"</text:p>
      <text:p text:style-name="P1"><text:s text:c="12"/>android:layout_width="wrap_content"</text:p>
      <text:p text:style-name="P1"><text:s text:c="12"/>android:layout_height="wrap_content"</text:p>
      <text:p text:style-name="P1"><text:s text:c="12"/>android:layout_gravity="center"</text:p>
      <text:p text:style-name="P1"><text:s text:c="12"/>android:onClick="queryInput"</text:p>
      <text:p text:style-name="P1"><text:s text:c="12"/>android:text="Submit"</text:p>
      <text:p text:style-name="P1"><text:s text:c="12"/>android:background="@color/lighterGrey"</text:p>
      <text:p text:style-name="P1"><text:s text:c="12"/>android:textColor="@color/darkPurple"</text:p>
      <text:p text:style-name="P1"><text:s text:c="12"/>/&gt;</text:p>
      <text:p text:style-name="P1"/>
      <text:p text:style-name="P1"><text:s text:c="4"/>&lt;/RelativeLayout&gt;</text:p>
      <text:p text:style-name="P1"/>
      <text:p text:style-name="P1"><text:s text:c="4"/>&lt;TextView</text:p>
      <text:p text:style-name="P1"><text:s text:c="8"/>android:id="@+id/resulting_string"</text:p>
      <text:p text:style-name="P1"><text:s text:c="8"/>android:layout_width="match_parent"</text:p>
      <text:p text:style-name="P1"><text:s text:c="8"/>android:layout_height="wrap_content"</text:p>
      <text:p text:style-name="P1"><text:s text:c="8"/>android:textSize="10pt"</text:p>
      <text:p text:style-name="P1"><text:s text:c="8"/>android:textColor="@color/darkPurple"</text:p>
      <text:p text:style-name="P1"><text:s text:c="8"/>android:text="@string/default_result"</text:p>
      <text:p text:style-name="P1"><text:s text:c="8"/>android:gravity="center"/&gt;</text:p>
      <text:p text:style-name="P1"/>
      <text:p text:style-name="P1">&lt;/LinearLayout&gt;</text:p>
      <text:p text:style-name="P1"/>
      <text:p text:style-name="P2"><text:soft-page-break/>--- strings.xml ---</text:p>
      <text:p text:style-name="P1">&lt;resources&gt;</text:p>
      <text:p text:style-name="P1"><text:s text:c="4"/>&lt;string name="app_name"&gt;StatesAndCapitols&lt;/string&gt;</text:p>
      <text:p text:style-name="P1"><text:s text:c="4"/>&lt;string name="give_me_data"&gt;Input a US State or Capital&lt;/string&gt;</text:p>
      <text:p text:style-name="P1"><text:s text:c="4"/>&lt;string name="edit_text"&gt;Input Here&lt;/string&gt;</text:p>
      <text:p text:style-name="P1"><text:s text:c="4"/>&lt;string name="default_result"&gt;You haven\'t inputted anything yet&lt;/string&gt;</text:p>
      <text:p text:style-name="P1">&lt;/resources&gt;</text:p>
      <text:p text:style-name="P1"/>
      <text:p text:style-name="P2">--- colors.xml ---</text:p>
      <text:p text:style-name="P1">&lt;?xml version="1.0" encoding="utf-8"?&gt;</text:p>
      <text:p text:style-name="P1">&lt;resources&gt;</text:p>
      <text:p text:style-name="P1"><text:s text:c="4"/>&lt;color name="colorPrimary"&gt;#008577&lt;/color&gt; &lt;!--Auto gen--&gt;</text:p>
      <text:p text:style-name="P1"><text:s text:c="4"/>&lt;color name="colorPrimaryDark"&gt;#00574B&lt;/color&gt; &lt;!--Auto gen--&gt;</text:p>
      <text:p text:style-name="P1"><text:s text:c="4"/>&lt;color name="colorAccent"&gt;#D81B60&lt;/color&gt; &lt;!--Auto gen--&gt;</text:p>
      <text:p text:style-name="P1"><text:s text:c="4"/>&lt;color name="kiwi"&gt;#61CA2A&lt;/color&gt;</text:p>
      <text:p text:style-name="P1"><text:s text:c="4"/>&lt;color name="darkPurple"&gt;#900C3F&lt;/color&gt;</text:p>
      <text:p text:style-name="P1"><text:s text:c="4"/>&lt;color name="blue"&gt;#1792ED&lt;/color&gt;</text:p>
      <text:p text:style-name="P1"><text:s text:c="4"/>&lt;color name="skyBlue"&gt;#86C3F0&lt;/color&gt;</text:p>
      <text:p text:style-name="P1"><text:s text:c="4"/>&lt;color name="red"&gt;#F1120C&lt;/color&gt;</text:p>
      <text:p text:style-name="P1"><text:s text:c="4"/>&lt;color name="neonTeal"&gt;#0CF18C&lt;/color&gt;</text:p>
      <text:p text:style-name="P1"><text:s text:c="4"/>&lt;color name="dirt"&gt;#D8A277&lt;/color&gt;</text:p>
      <text:p text:style-name="P1"><text:s text:c="4"/>&lt;color name="crimson"&gt;#991D05&lt;/color&gt;</text:p>
      <text:p text:style-name="P1"><text:s text:c="4"/>&lt;color name="darkBlue"&gt;#073E63&lt;/color&gt;</text:p>
      <text:p text:style-name="P1"><text:s text:c="4"/>&lt;color name="grey"&gt;#444444&lt;/color&gt;</text:p>
      <text:p text:style-name="P1"><text:s text:c="4"/>&lt;color name="white"&gt;#FFFFFF&lt;/color&gt;</text:p>
      <text:p text:style-name="P1"><text:s text:c="4"/>&lt;color name="pink"&gt;#f292ad&lt;/color&gt;</text:p>
      <text:p text:style-name="P1"><text:s text:c="4"/>&lt;color name="lightGrey"&gt;#999999&lt;/color&gt;</text:p>
      <text:p text:style-name="P1"><text:s text:c="4"/>&lt;color name="black"&gt;#000000&lt;/color&gt;</text:p>
      <text:p text:style-name="P1"><text:s text:c="4"/>&lt;color name="lighterGrey"&gt;#d3d3d3&lt;/color&gt;</text:p>
      <text:p text:style-name="P1">&lt;/resources&gt;</text:p>
      <text:p text:style-name="P1"/>
      <text:p text:style-name="P1"/>
      <text:p text:style-name="P2">--- usstates ---</text:p>
      <text:p text:style-name="P2">(Unedited from public directory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size-asian="10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6T16:06:19</meta:creation-date>
    <dc:date>2019-04-21T21:14:40.69</dc:date>
    <meta:editing-cycles>11</meta:editing-cycles>
    <meta:editing-duration>PT1H20M4S</meta:editing-duration>
    <meta:generator>OpenOffice/4.1.5$Win32 OpenOffice.org_project/415m1$Build-9789</meta:generator>
    <meta:document-statistic meta:table-count="0" meta:image-count="0" meta:object-count="0" meta:page-count="6" meta:paragraph-count="280" meta:word-count="683" meta:character-count="9543"/>
  </office:meta>
</office:document-meta>
</file>